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IRBadr" svg:font-family="IRBadr" style:font-pitch="variable"/>
    <style:font-face style:name="IRKamran" svg:font-family="IRKamran" style:font-pitch="variable"/>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5"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6"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T1" style:family="text">
      <style:text-properties officeooo:rsid="001b14c1"/>
    </style:style>
    <style:style style:name="T2" style:family="text">
      <style:text-properties officeooo:rsid="001e7e8a"/>
    </style:style>
    <style:style style:name="T3" style:family="text">
      <style:text-properties officeooo:rsid="00225559"/>
    </style:style>
    <style:style style:name="T4"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5" style:family="text">
      <style:text-properties style:font-name="IRKamran" style:font-name-complex="IRKamran"/>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upon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3">The scene was a plain, <text:s/>bare, monotonous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text:span><text:span text:style-name="T2"><office:annotation office:name="__Annotation__190_2068417786" loext:resolved="false"><dc:creator>Unknown Author</dc:creator><dc:date>2023-02-12T07:02:48.506363077</dc:date><text:p text:style-name="P6"><text:span text:style-name="T6"><text:s/>گنجایش سرداب، به اندازه‌ی یک سرداب پر</text:span></text:p><text:p text:style-name="P6"><text:span text:style-name="T6"><text:s/>سرداب‌ها، دخمه‌ها</text:span></text:p></office:annotation></text:span><text:span text:style-name="T2">cellarage</text:span><office:annotation-end office:name="__Annotation__190_2068417786"/><text:span text:style-name="T2">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text:span><text:span text:style-name="T3">k</text:span><text:span text:style-name="T2">e him by the throat <text:s/>with an unaccommodating grasp, like a </text:span><text:span text:style-name="T2"><office:annotation office:name="__Annotation__21_2068417786" loext:resolved="false"><dc:creator>Unknown Author</dc:creator><dc:date>2023-02-12T06:57:26.209529090</dc:date><text:p text:style-name="P6"><text:span text:style-name="T4"><text:s/>سرسخت، مصمم، یک‌دنده، لجوج، لجباز، خودرای، چشم سفید، کله شق، خیره سر، سمج</text:span></text:p><text:p text:style-name="P6"><text:span text:style-name="T4">a stubborn man</text:span><text:span text:style-name="T4"><text:tab/></text:span><text:span text:style-name="T4">آدم سرسخت</text:span></text:p><text:p text:style-name="P6"><text:span text:style-name="T4"><text:s/>سر سختانه، لجوجانه، مصممانه</text:span></text:p><text:p text:style-name="P6"><text:span text:style-name="T4">stubborn resistance</text:span><text:span text:style-name="T4"><text:tab/></text:span><text:span text:style-name="T4">مقاومت <text:s text:c="3"/>سرسختانه</text:span></text:p><text:p text:style-name="P6"><text:span text:style-name="T4"><text:s/>مقاوم، دپرپای، دیر درمان، دیرالتیام، بدقلق</text:span></text:p><text:p text:style-name="P6"><text:span text:style-name="T4">a stubborn disease</text:span><text:span text:style-name="T4"><text:tab/></text:span><text:span text:style-name="T4">بیماری دیر درمان</text:span></text:p><text:p text:style-name="P6"><text:span text:style-name="T4">a stubborn engine</text:span><text:span text:style-name="T4"><text:tab/></text:span><text:span text:style-name="T4">یک <text:s text:c="2"/>موتور بدقلق</text:span></text:p><text:p text:style-name="P6"><text:span text:style-name="T4"><text:s/>پیگیر، بی‌امان</text:span></text:p><text:p text:style-name="P6"><text:span text:style-name="T4">stubborn campaigns</text:span><text:span text:style-name="T4"><text:tab/></text:span><text:span text:style-name="T4">مبارزات <text:s text:c="2"/>بی‌ امان</text:span></text:p><text:p text:style-name="P6"><text:span text:style-name="T5"/></text:p></office:annotation></text:span><text:span text:style-name="T2">stubborn</text:span><office:annotation-end office:name="__Annotation__21_2068417786"/><text:span text:style-name="T2"> fact, as it was, - all helped the emp</text:span><text:span text:style-name="T3">h</text:span><text:span text:style-name="T2">asis. </text:span></text:p>
      <text:p text:style-name="P3"><text:soft-page-break/>‘<text:span text:style-name="T3">In this life, we want nothing but Facts, sir: nothing but Facts!’</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IRBadr" svg:font-family="IRBadr" style:font-pitch="variable"/>
    <style:font-face style:name="IRKamran" svg:font-family="IRKamran" style:font-pitch="variable"/>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31T01:57:08.029145130</meta:creation-date>
    <dc:date>2023-02-12T07:03:28.337915234</dc:date>
    <meta:editing-duration>PT1H28M27S</meta:editing-duration>
    <meta:editing-cycles>11</meta:editing-cycles>
    <meta:generator>LibreOffice/6.4.7.2$Linux_X86_64 LibreOffice_project/40$Build-2</meta:generator>
    <meta:document-statistic meta:table-count="0" meta:image-count="0" meta:object-count="0" meta:page-count="2" meta:paragraph-count="7" meta:word-count="286" meta:character-count="1654" meta:non-whitespace-character-count="1369"/>
  </office:meta>
</office:document-meta>
</file>